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afc" officeooo:paragraph-rsid="000fcafc"/>
    </style:style>
    <style:style style:name="P2" style:family="paragraph" style:parent-style-name="Standard">
      <style:text-properties officeooo:rsid="00119544" officeooo:paragraph-rsid="00119544"/>
    </style:style>
    <style:style style:name="P3" style:family="paragraph" style:parent-style-name="Standard">
      <style:text-properties officeooo:rsid="0011449c" officeooo:paragraph-rsid="0011449c"/>
    </style:style>
    <style:style style:name="T1" style:family="text">
      <style:text-properties officeooo:rsid="00119544"/>
    </style:style>
    <style:style style:name="T2" style:family="text">
      <style:text-properties officeooo:rsid="00131e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<text:span text:style-name="T1">HR</text:span>,</text:p>
      <text:p text:style-name="P1"/>
      <text:p text:style-name="P3">Having found your job posting online I’m thrilled to be writing to apply for the Junior Developer position. I think I would <text:span text:style-name="T2">be a good addition to your company. I’m mainly focused on Javascript development and have good experience working with JSON / AJAX, MySQL, Relational databases. I enjoy working with libraries like React and Redux and working with Ruby on Rails always amazes me in how easy it makes back end work. I’m a very quick learner and love to learn new languages, it’s one of the things I think i’m very good at. Resume attached while applying.</text:span></text:p>
      <text:p text:style-name="P1"/>
      <text:p text:style-name="P1"><text:span text:style-name="T1">Thanks for your time; </text:span>I look forward to hearing from you soon.</text:p>
      <text:p text:style-name="P1">Contact me by phone or email.</text:p>
      <text:p text:style-name="P1"/>
      <text:p text:style-name="P1">1-778-834-0599<text:tab/><text:tab/></text:p>
      <text:p text:style-name="P1"><text:a xlink:type="simple" xlink:href="mailto:hayden.carlson@icloud.com" text:style-name="Internet_20_link" text:visited-style-name="Visited_20_Internet_20_Link">hayden.carlson@icloud.com</text:a></text:p>
      <text:p text:style-name="P2">-Hayden Carls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0:25:20.414615890</meta:creation-date>
    <dc:date>2017-01-01T18:13:06.554172616</dc:date>
    <meta:editing-duration>PT4H11M24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123" meta:character-count="714" meta:non-whitespace-character-count="596"/>
  </office:meta>
</office:document-meta>
</file>